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Heading_20_1">
      <style:text-properties officeooo:rsid="001e87b9" officeooo:paragraph-rsid="001e87b9"/>
    </style:style>
    <style:style style:name="P2" style:family="paragraph" style:parent-style-name="Standard">
      <style:text-properties fo:font-size="14pt" style:font-size-asian="14pt" style:font-size-complex="14pt"/>
    </style:style>
    <style:style style:name="P3" style:family="paragraph" style:parent-style-name="Standard" style:list-style-name="L1">
      <style:text-properties fo:font-size="14pt" officeooo:rsid="001f971b" officeooo:paragraph-rsid="001f971b" style:font-size-asian="14pt" style:font-size-complex="14pt"/>
    </style:style>
    <style:style style:name="P4" style:family="paragraph" style:parent-style-name="Standard" style:list-style-name="L1">
      <style:text-properties fo:font-size="14pt" officeooo:rsid="001f971b" officeooo:paragraph-rsid="0021329b" style:font-size-asian="14pt" style:font-size-complex="14pt"/>
    </style:style>
    <style:style style:name="P5" style:family="paragraph" style:parent-style-name="Standard" style:list-style-name="L1">
      <style:text-properties fo:font-size="14pt" officeooo:rsid="0021329b" officeooo:paragraph-rsid="0021329b" style:font-size-asian="14pt" style:font-size-complex="14pt"/>
    </style:style>
    <style:style style:name="P6" style:family="paragraph" style:parent-style-name="Subtitle">
      <style:text-properties officeooo:rsid="001e87b9" officeooo:paragraph-rsid="001e87b9"/>
    </style:style>
    <style:style style:name="P7" style:family="paragraph" style:parent-style-name="Text_20_body">
      <style:paragraph-properties fo:text-align="end" style:justify-single-word="false"/>
      <style:text-properties officeooo:paragraph-rsid="001e87b9"/>
    </style:style>
    <style:style style:name="T1" style:family="text">
      <style:text-properties officeooo:rsid="001e87b9"/>
    </style:style>
    <style:style style:name="T2" style:family="text">
      <style:text-properties officeooo:rsid="001f971b"/>
    </style:style>
    <style:style style:name="T3" style:family="text">
      <style:text-properties officeooo:rsid="0021329b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span text:style-name="T1">MessendgerV</text:span></text:p>
      <text:p text:style-name="P6"/>
      <text:p text:style-name="P6">Программа <text:span text:style-name="T2">для обмена текстовыми сообщениями</text:span></text:p>
      <text:h text:style-name="Heading_20_3" text:outline-level="3"/>
      <text:p text:style-name="P7"/>
      <text:h text:style-name="P1" text:outline-level="1">Функ<text:span text:style-name="T2">циональные требования.</text:span></text:h>
      <text:p text:style-name="P2"/>
      <text:p text:style-name="P2">Основ<text:span text:style-name="T2">ные возможности:</text:span></text:p>
      <text:list xml:id="list2121645149" text:style-name="L1">
        <text:list-item>
          <text:p text:style-name="P3">Пользуется регистрируется в системе, вводя логин и пароль</text:p>
        </text:list-item>
        <text:list-item>
          <text:p text:style-name="P3">Зарегистрированный пользователь входит в систему, введя логин и пароль.</text:p>
        </text:list-item>
        <text:list-item>
          <text:p text:style-name="P3">Он получает список чатов, в которых принимал участие <text:span text:style-name="T3">в пррошлой сессии</text:span>.</text:p>
        </text:list-item>
        <text:list-item>
          <text:p text:style-name="P3">Пользователь может войти в один из этих чатов.</text:p>
        </text:list-item>
        <text:list-item>
          <text:p text:style-name="P3">При входе в чат <text:s/>будет выведена предыдущая переписка, можно будет написать новое сообщение.</text:p>
        </text:list-item>
        <text:list-item>
          <text:p text:style-name="P3">Когда пользователь отправляет сообщение в чат, его видят остальные участники этого чата.</text:p>
        </text:list-item>
        <text:list-item>
          <text:p text:style-name="P3">Пользователь ищет другого пользователя по имени.</text:p>
        </text:list-item>
        <text:list-item>
          <text:p text:style-name="P4">Если он найден, пользователь может <text:span text:style-name="T3">предложить </text:span>начать <text:span text:style-name="T3">чат.</text:span></text:p>
        </text:list-item>
        <text:list-item>
          <text:p text:style-name="P5">Пользователю могут предложить начать переписку, он отказывается или принимает предложение, тогда создаётся новый чат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7T22:02:03.594125811</meta:creation-date>
    <dc:date>2025-12-17T22:28:37.545946992</dc:date>
    <meta:editing-duration>PT3M23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108" meta:character-count="765" meta:non-whitespace-character-count="678"/>
  </office:meta>
</office:document-meta>
</file>